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2D300004F611F913CBE.svm"/>
  <manifest:file-entry manifest:media-type="" manifest:full-path="Pictures/20000007000072D300004F619D0BF21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5</text:p>
      <text:p text:style-name="Standard">Required informmation are not clear indicated</text:p>
      <text:p text:style-name="Standard"/>
      <text:p text:style-name="Standard">There is no asterisk next to some required information</text:p>
      <text:p text:style-name="Standard"/>
      <text:p text:style-name="Standard"><draw:frame draw:style-name="fr1" draw:name="grafika1" text:anchor-type="paragraph" svg:width="16.999cm" svg:height="11.751cm" draw:z-index="0"><draw:image xlink:href="Pictures/20000007000072D300004F619D0BF215.svm" xlink:type="simple" xlink:show="embed" xlink:actuate="onLoad"/></draw:frame></text:p>
      <text:p text:style-name="Standard">2.6, 2 7</text:p>
      <text:p text:style-name="Standard">Not all entered information are validated</text:p>
      <text:p text:style-name="Standard">There is no comment about the position which doesn't meet formal requirements</text:p>
      <text:p text:style-name="Standard"/>
      <text:p text:style-name="Standard"><draw:frame draw:style-name="fr2" draw:name="grafika2" text:anchor-type="paragraph" svg:width="16.094cm" svg:height="8.551cm" draw:z-index="1"><draw:image xlink:href="Pictures/20000007000072D300004F611F913CBE.svm" xlink:type="simple" xlink:show="embed" xlink:actuate="onLoad"/></draw:frame>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5S</meta:editing-duration>
    <meta:editing-cycles>3</meta:editing-cycles>
    <meta:generator>OpenOffice/4.1.10$Win32 OpenOffice.org_project/4110m2$Build-9807</meta:generator>
    <dc:date>2021-08-29T11:33:27.99</dc:date>
    <meta:document-statistic meta:table-count="0" meta:image-count="2" meta:object-count="0" meta:page-count="2" meta:paragraph-count="6" meta:word-count="37" meta:character-count="228"/>
    <meta:user-defined meta:name="Info 1"/>
    <meta:user-defined meta:name="Info 2"/>
    <meta:user-defined meta:name="Info 3"/>
    <meta:user-defined meta:name="Info 4"/>
  </office:meta>
</office:document-meta>
</file>